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loext:fill-use-slide-background="false" draw:textarea-vertical-align="middle" loext:decorative="false"/>
    </style:style>
    <style:style style:name="gr2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solid" draw:fill-color="#000000" draw:opacity="60%" draw:textarea-vertical-align="middle" fo:padding-top="0.134cm" fo:padding-bottom="0.134cm" fo:padding-left="0.259cm" fo:padding-right="0.259cm" loext:decorative="false"/>
    </style:style>
    <style:style style:name="gr3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solid" draw:fill-color="#000000" draw:opacity="60%" draw:textarea-vertical-align="middle" fo:padding-top="0.117cm" fo:padding-bottom="0.117cm" fo:padding-left="0.242cm" fo:padding-right="0.242cm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1.386cm" fo:min-width="1.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5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477cm" fo:min-width="0.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656cm" fo:min-width="0.266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0.416cm" fo:min-width="0.761cm" loext:decorative="false"/>
    </style:style>
    <style:style style:name="gr10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296cm" fo:min-width="0.02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000000" draw:fill="none" loext:fill-use-slide-background="false" draw:textarea-horizontal-align="justify" draw:textarea-vertical-align="middle" draw:auto-grow-height="false" fo:min-height="0.312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_20_with_20_no_20_fill_20_and_20_no_20_line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95cm" fo:min-width="0.74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95cm" fo:min-width="0.77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1.141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0.679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0.757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0.038cm" fo:min-width="0.09cm" fo:padding-top="0.151cm" fo:padding-bottom="0.151cm" fo:padding-left="0.276cm" fo:padding-right="0.276cm" loext:decorative="false"/>
    </style:style>
    <style:style style:name="gr22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28cm" fo:min-width="0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36cm" fo:min-width="0cm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9cm" fo:min-width="0.914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9cm" fo:min-width="0.75cm" loext:decorative="false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28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0.803cm" loext:decorative="false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30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11cm" fo:min-width="1.1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6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000000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style:text-position="0% 100%" fo:font-size="10pt"/>
    </style:style>
    <style:style style:name="P9" style:family="paragraph">
      <loext:graphic-properties draw:fill="none"/>
      <style:paragraph-properties fo:text-align="center"/>
      <style:text-properties style:text-position="0% 100%" fo:font-size="10pt"/>
    </style:style>
    <style:style style:name="P10" style:family="paragraph">
      <loext:graphic-properties draw:fill="none" draw:fill-color="#000000"/>
      <style:paragraph-properties fo:text-align="center"/>
      <style:text-properties fo:font-size="10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ize="10pt"/>
    </style:style>
    <style:style style:name="T4" style:family="text">
      <style:text-properties style:text-position="0% 100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99cm" svg:y1="2.75cm" svg:x2="3.499cm" svg:y2="2.75cm">
          <text:p/>
        </draw:line>
        <draw:line draw:style-name="gr1" draw:text-style-name="P1" draw:layer="layout" svg:x1="3.499cm" svg:y1="2.25cm" svg:x2="3.499cm" svg:y2="3.25cm">
          <text:p/>
        </draw:line>
        <draw:line draw:style-name="gr1" draw:text-style-name="P1" draw:layer="layout" svg:x1="3.749cm" svg:y1="2.25cm" svg:x2="3.749cm" svg:y2="3.25cm">
          <text:p/>
        </draw:line>
        <draw:line draw:style-name="gr1" draw:text-style-name="P1" draw:layer="layout" svg:x1="4.749cm" svg:y1="2.75cm" svg:x2="3.749cm" svg:y2="2.75cm">
          <text:p/>
        </draw:line>
        <draw:line draw:style-name="gr1" draw:text-style-name="P1" draw:layer="layout" svg:x1="5.499cm" svg:y1="2.75cm" svg:x2="6.499cm" svg:y2="2.75cm">
          <text:p/>
        </draw:line>
        <draw:line draw:style-name="gr1" draw:text-style-name="P1" draw:layer="layout" svg:x1="6.499cm" svg:y1="2.5cm" svg:x2="6.499cm" svg:y2="3cm">
          <text:p/>
        </draw:line>
        <draw:line draw:style-name="gr1" draw:text-style-name="P1" draw:layer="layout" svg:x1="6.499cm" svg:y1="3cm" svg:x2="7.999cm" svg:y2="3cm">
          <text:p/>
        </draw:line>
        <draw:line draw:style-name="gr1" draw:text-style-name="P1" draw:layer="layout" svg:x1="6.499cm" svg:y1="2.5cm" svg:x2="7.999cm" svg:y2="2.5cm">
          <text:p/>
        </draw:line>
        <draw:line draw:style-name="gr1" draw:text-style-name="P1" draw:layer="layout" svg:x1="7.999cm" svg:y1="3cm" svg:x2="7.999cm" svg:y2="2.5cm">
          <text:p/>
        </draw:line>
        <draw:line draw:style-name="gr1" draw:text-style-name="P1" draw:layer="layout" svg:x1="7.999cm" svg:y1="2.75cm" svg:x2="8.999cm" svg:y2="2.75cm">
          <text:p/>
        </draw:line>
        <draw:ellipse draw:style-name="gr2" draw:text-style-name="P2" draw:layer="layout" svg:width="0.583cm" svg:height="0.455cm" svg:x="10.499cm" svg:y="2.5cm" draw:kind="arc" draw:start-angle="354.41" draw:end-angle="180.63">
          <text:p/>
        </draw:ellipse>
        <draw:ellipse draw:style-name="gr2" draw:text-style-name="P2" draw:layer="layout" svg:width="0.583cm" svg:height="0.455cm" svg:x="11.666cm" svg:y="2.5cm" draw:kind="arc" draw:start-angle="354.41" draw:end-angle="180.63">
          <text:p/>
        </draw:ellipse>
        <draw:ellipse draw:style-name="gr3" draw:text-style-name="P2" draw:layer="layout" svg:width="0.584cm" svg:height="0.455cm" svg:x="11.082cm" svg:y="2.5cm" draw:kind="arc" draw:start-angle="354.41" draw:end-angle="180.63">
          <text:p/>
        </draw:ellipse>
        <draw:line draw:style-name="gr4" draw:text-style-name="P1" draw:layer="layout" svg:x1="12.249cm" svg:y1="2.75cm" svg:x2="12.999cm" svg:y2="2.75cm">
          <text:p/>
        </draw:line>
        <draw:line draw:style-name="gr4" draw:text-style-name="P1" draw:layer="layout" svg:x1="10.499cm" svg:y1="2.75cm" svg:x2="9.749cm" svg:y2="2.75cm">
          <text:p/>
        </draw:line>
        <draw:custom-shape draw:style-name="gr5" draw:text-style-name="P1" draw:layer="layout" svg:width="1.75cm" svg:height="1.636cm" svg:x="13.749cm" svg:y="2.137cm">
          <text:p text:style-name="P3">V<text:span text:style-name="T1">2</text:span><text:span text:style-name="T2">(t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0.75cm" svg:x="14.249cm" svg:y="1.273cm">
          <text:p text:style-name="P3">+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727cm" svg:x="14.249cm" svg:y="3.773cm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6cm" svg:height="0.906cm" svg:x="6.808cm" svg:y="1.42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6cm" svg:height="0.906cm" svg:x="3.249cm" svg:y="1.344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6cm" svg:height="0.906cm" svg:x="10.983cm" svg:y="1.594cm">
          <text:p text:style-name="P3">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2cm" svg:height="1.999cm" draw:transform="skewX (0.0207694180987325) rotate (-1.5707963267949) translate (4.979cm 4.792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2.999cm" svg:y1="5.25cm" svg:x2="1.999cm" svg:y2="5.25cm">
          <text:p/>
        </draw:line>
        <draw:line draw:style-name="gr4" draw:text-style-name="P1" draw:layer="layout" svg:x1="2.999cm" svg:y1="6.75cm" svg:x2="1.999cm" svg:y2="6.75cm">
          <text:p/>
        </draw:line>
        <draw:custom-shape draw:style-name="gr10" draw:text-style-name="P1" draw:layer="layout" svg:width="0.524cm" svg:height="0.546cm" draw:transform="skewX (-0.0183259571459405) rotate (-0.0190240888467381) translate (2.856cm 6.438cm)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94cm" svg:height="0.562cm" draw:transform="skewX (-0.0195476876223365) rotate (-0.0204203522483344) translate (2.987cm 4.956cm)">
          <text:p text:style-name="P3">+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99cm" svg:y1="6cm" svg:x2="6.999cm" svg:y2="6cm">
          <text:p/>
        </draw:line>
        <draw:ellipse draw:style-name="gr2" draw:text-style-name="P2" draw:layer="layout" svg:width="0.583cm" svg:height="0.455cm" svg:x="10.499cm" svg:y="2.5cm" draw:kind="arc" draw:start-angle="354.41" draw:end-angle="180.63">
          <text:p/>
        </draw:ellipse>
        <draw:ellipse draw:style-name="gr2" draw:text-style-name="P2" draw:layer="layout" svg:width="0.583cm" svg:height="0.455cm" svg:x="11.666cm" svg:y="2.5cm" draw:kind="arc" draw:start-angle="354.41" draw:end-angle="180.63">
          <text:p/>
        </draw:ellipse>
        <draw:ellipse draw:style-name="gr3" draw:text-style-name="P2" draw:layer="layout" svg:width="0.584cm" svg:height="0.455cm" svg:x="11.082cm" svg:y="2.5cm" draw:kind="arc" draw:start-angle="354.41" draw:end-angle="180.63">
          <text:p/>
        </draw:ellipse>
        <draw:line draw:style-name="gr12" draw:text-style-name="P5" draw:layer="layout" svg:x1="4.25cm" svg:y1="17.986cm" svg:x2="4.25cm" svg:y2="18.75cm">
          <text:p/>
        </draw:line>
        <draw:line draw:style-name="gr12" draw:text-style-name="P5" draw:layer="layout" svg:x1="4.406cm" svg:y1="17.986cm" svg:x2="4.406cm" svg:y2="18.75cm">
          <text:p/>
        </draw:line>
        <draw:ellipse draw:style-name="gr13" draw:text-style-name="P6" draw:layer="layout" svg:width="0.297cm" svg:height="0.232cm" svg:x="4.25cm" svg:y="17.105cm" draw:kind="arc" draw:start-angle="354.41" draw:end-angle="180.63">
          <text:p/>
        </draw:ellipse>
        <draw:ellipse draw:style-name="gr13" draw:text-style-name="P6" draw:layer="layout" svg:width="0.297cm" svg:height="0.232cm" svg:x="4.844cm" svg:y="17.105cm" draw:kind="arc" draw:start-angle="354.41" draw:end-angle="180.63">
          <text:p/>
        </draw:ellipse>
        <draw:ellipse draw:style-name="gr13" draw:text-style-name="P6" draw:layer="layout" svg:width="0.297cm" svg:height="0.232cm" svg:x="4.547cm" svg:y="17.105cm" draw:kind="arc" draw:start-angle="354.41" draw:end-angle="180.63">
          <text:p/>
        </draw:ellipse>
        <draw:line draw:style-name="gr14" draw:text-style-name="P5" draw:layer="layout" svg:x1="5.141cm" svg:y1="17.233cm" svg:x2="5.396cm" svg:y2="17.233cm">
          <text:p/>
        </draw:line>
        <draw:line draw:style-name="gr14" draw:text-style-name="P5" draw:layer="layout" svg:x1="4.25cm" svg:y1="17.233cm" svg:x2="3.868cm" svg:y2="17.233cm">
          <text:p/>
        </draw:line>
        <draw:line draw:style-name="gr14" draw:text-style-name="P5" draw:layer="layout" svg:x1="3.995cm" svg:y1="18.378cm" svg:x2="3.868cm" svg:y2="18.378cm">
          <text:p/>
        </draw:line>
        <draw:line draw:style-name="gr14" draw:text-style-name="P5" draw:layer="layout" svg:x1="3.868cm" svg:y1="17.233cm" svg:x2="3.868cm" svg:y2="18.378cm">
          <text:p/>
        </draw:line>
        <draw:line draw:style-name="gr14" draw:text-style-name="P5" draw:layer="layout" svg:x1="3.105cm" svg:y1="17.742cm" svg:x2="3.868cm" svg:y2="17.742cm">
          <text:p/>
        </draw:line>
        <draw:line draw:style-name="gr14" draw:text-style-name="P5" draw:layer="layout" svg:x1="5.395cm" svg:y1="18.378cm" svg:x2="5.395cm" svg:y2="17.233cm">
          <text:p/>
        </draw:line>
        <draw:line draw:style-name="gr14" draw:text-style-name="P5" draw:layer="layout" svg:x1="5.396cm" svg:y1="17.742cm" svg:x2="6.159cm" svg:y2="17.742cm">
          <text:p/>
        </draw:line>
        <draw:line draw:style-name="gr14" draw:text-style-name="P5" draw:layer="layout" svg:x1="6.159cm" svg:y1="17.742cm" svg:x2="6.159cm" svg:y2="19.142cm">
          <text:p/>
        </draw:line>
        <draw:line draw:style-name="gr14" draw:text-style-name="P5" draw:layer="layout" svg:x1="6.159cm" svg:y1="20.669cm" svg:x2="3.104cm" svg:y2="20.669cm">
          <text:p/>
        </draw:line>
        <draw:line draw:style-name="gr12" draw:text-style-name="P5" draw:layer="layout" svg:x1="6.159cm" svg:y1="19.142cm" svg:x2="6.159cm" svg:y2="19.524cm">
          <text:p/>
        </draw:line>
        <draw:line draw:style-name="gr12" draw:text-style-name="P5" draw:layer="layout" svg:x1="6.287cm" svg:y1="19.524cm" svg:x2="6.032cm" svg:y2="19.524cm">
          <text:p/>
        </draw:line>
        <draw:line draw:style-name="gr12" draw:text-style-name="P5" draw:layer="layout" svg:x1="6.032cm" svg:y1="19.524cm" svg:x2="6.032cm" svg:y2="20.288cm">
          <text:p/>
        </draw:line>
        <draw:line draw:style-name="gr12" draw:text-style-name="P5" draw:layer="layout" svg:x1="6.286cm" svg:y1="19.524cm" svg:x2="6.286cm" svg:y2="20.288cm">
          <text:p/>
        </draw:line>
        <draw:line draw:style-name="gr12" draw:text-style-name="P5" draw:layer="layout" svg:x1="6.032cm" svg:y1="20.287cm" svg:x2="6.287cm" svg:y2="20.287cm">
          <text:p/>
        </draw:line>
        <draw:line draw:style-name="gr12" draw:text-style-name="P5" draw:layer="layout" svg:x1="6.159cm" svg:y1="20.287cm" svg:x2="6.159cm" svg:y2="20.669cm">
          <text:p/>
        </draw:line>
        <draw:custom-shape draw:style-name="gr15" draw:text-style-name="P7" draw:layer="layout" svg:width="0.128cm" svg:height="0.127cm" svg:x="3.05cm" svg:y="1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3.051cm" svg:y="2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5cm" svg:height="1.145cm" svg:x="2.723cm" svg:y="18.76cm">
          <text:p text:style-name="P6"><text:span text:style-name="T2">x</text:span><text:span text:style-name="T1">1</text:span><text:span text:style-name="T2">(t)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2.468cm" svg:y="17.615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2.468cm" svg:y="19.524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641cm" svg:height="0.461cm" svg:x="3.848cm" svg:y="16.545cm">
          <text:p text:style-name="P6"><text:span text:style-name="T3">0</text:span><text:span text:style-name="T3">.</text:span><text:span text:style-name="T3">0</text:span><text:span text:style-name="T3">9</text:span><text:span text:style-name="T3">8</text:span><text:span text:style-name="T3">H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179cm" svg:height="0.461cm" svg:x="5.039cm" svg:y="19.732cm">
          <text:p text:style-name="P8"><text:span text:style-name="T4">1kΩ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257cm" svg:height="0.461cm" svg:x="3.493cm" svg:y="18.75cm">
          <text:p text:style-name="P8"><text:span text:style-name="T4">1μF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283cm" svg:height="1.018cm" draw:transform="skewX (0.0216420827247297) rotate (-1.5707963267949) translate (9.706cm 19.004cm)">
          <text:p/>
          <draw:enhanced-geometry svg:viewBox="0 0 21600 21600" draw:glue-points="?f0 0 ?f1 10800 0 21600 10800 21600 21600 21600 ?f7 10800" draw:text-areas="?f1 10800 ?f2 18000 ?f3 7200 ?f4 21600" draw:type="isosceles-triangle" draw:modifiers="10341.61047203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5" draw:layer="layout" svg:x1="8.698cm" svg:y1="19.237cm" svg:x2="8.189cm" svg:y2="19.237cm">
          <text:p/>
        </draw:line>
        <draw:line draw:style-name="gr14" draw:text-style-name="P5" draw:layer="layout" svg:x1="8.698cm" svg:y1="20.001cm" svg:x2="8.189cm" svg:y2="20.001cm">
          <text:p/>
        </draw:line>
        <draw:custom-shape draw:style-name="gr22" draw:text-style-name="P5" draw:layer="layout" svg:width="0.267cm" svg:height="0.278cm" draw:transform="skewX (-0.0179768912955416) rotate (-0.0186750229963393) translate (8.625cm 19.842cm)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149cm" svg:height="0.286cm" draw:transform="skewX (-0.020943951023932) rotate (-0.0200712863979347) translate (8.692cm 19.087cm)">
          <text:p text:style-name="P6">+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689cm" svg:y1="19.587cm" svg:x2="10.707cm" svg:y2="19.587cm">
          <text:p/>
        </draw:line>
        <draw:line draw:style-name="gr14" draw:text-style-name="P5" draw:layer="layout" svg:x1="8.189cm" svg:y1="20.001cm" svg:x2="8.189cm" svg:y2="20.51cm">
          <text:p/>
        </draw:line>
        <draw:line draw:style-name="gr14" draw:text-style-name="P5" draw:layer="layout" svg:x1="8.189cm" svg:y1="20.51cm" svg:x2="9.844cm" svg:y2="20.51cm">
          <text:p/>
        </draw:line>
        <draw:line draw:style-name="gr14" draw:text-style-name="P5" draw:layer="layout" svg:x1="9.843cm" svg:y1="19.619cm" svg:x2="9.843cm" svg:y2="20.51cm">
          <text:p/>
        </draw:line>
        <draw:line draw:style-name="gr14" draw:text-style-name="P5" draw:layer="layout" svg:x1="6.685cm" svg:y1="19.201cm" svg:x2="6.159cm" svg:y2="19.201cm">
          <text:p/>
        </draw:line>
        <draw:line draw:style-name="gr14" draw:text-style-name="P5" draw:layer="layout" svg:x1="6.159cm" svg:y1="20.601cm" svg:x2="6.159cm" svg:y2="21.492cm">
          <text:p/>
        </draw:line>
        <draw:line draw:style-name="gr24" draw:text-style-name="P1" draw:layer="layout" svg:x1="9.999cm" svg:y1="5.5cm" svg:x2="9.999cm" svg:y2="6.5cm">
          <text:p/>
        </draw:line>
        <draw:line draw:style-name="gr24" draw:text-style-name="P1" draw:layer="layout" svg:x1="9.749cm" svg:y1="6.5cm" svg:x2="10.249cm" svg:y2="6.5cm">
          <text:p/>
        </draw:line>
        <draw:line draw:style-name="gr24" draw:text-style-name="P1" draw:layer="layout" svg:x1="9.499cm" svg:y1="6.75cm" svg:x2="10.499cm" svg:y2="6.75cm">
          <text:p/>
        </draw:line>
        <draw:line draw:style-name="gr24" draw:text-style-name="P1" draw:layer="layout" svg:x1="9.25cm" svg:y1="6.5cm" svg:x2="10.749cm" svg:y2="6.5cm">
          <text:p/>
        </draw:line>
        <draw:line draw:style-name="gr24" draw:text-style-name="P1" draw:layer="layout" svg:x1="9.749cm" svg:y1="7cm" svg:x2="10.249cm" svg:y2="7cm">
          <text:p/>
        </draw:line>
        <draw:line draw:style-name="gr14" draw:text-style-name="P5" draw:layer="layout" svg:x1="6.159cm" svg:y1="21.492cm" svg:x2="6.159cm" svg:y2="22.001cm">
          <text:p/>
        </draw:line>
        <draw:line draw:style-name="gr14" draw:text-style-name="P5" draw:layer="layout" svg:x1="6.032cm" svg:y1="22.001cm" svg:x2="6.287cm" svg:y2="22.001cm">
          <text:p/>
        </draw:line>
        <draw:line draw:style-name="gr14" draw:text-style-name="P5" draw:layer="layout" svg:x1="5.904cm" svg:y1="22.128cm" svg:x2="6.413cm" svg:y2="22.128cm">
          <text:p/>
        </draw:line>
        <draw:line draw:style-name="gr14" draw:text-style-name="P5" draw:layer="layout" svg:x1="5.778cm" svg:y1="22.001cm" svg:x2="6.541cm" svg:y2="22.001cm">
          <text:p/>
        </draw:line>
        <draw:line draw:style-name="gr14" draw:text-style-name="P5" draw:layer="layout" svg:x1="6.032cm" svg:y1="22.255cm" svg:x2="6.287cm" svg:y2="22.255cm">
          <text:p/>
        </draw:line>
        <draw:line draw:style-name="gr14" draw:text-style-name="P5" draw:layer="layout" svg:x1="9.079cm" svg:y1="20.001cm" svg:x2="9.093cm" svg:y2="20.44cm">
          <text:p/>
        </draw:line>
        <draw:custom-shape draw:style-name="gr25" draw:text-style-name="P5" draw:layer="layout" svg:width="1.414cm" svg:height="0.509cm" svg:x="8.57cm" svg:y="21.782cm">
          <text:p text:style-name="P6">-2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5cm" svg:height="0.509cm" svg:x="8.484cm" svg:y="17.837cm">
          <text:p text:style-name="P6">2V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079cm" svg:y1="19.237cm" svg:x2="9.079cm" svg:y2="18.346cm">
          <text:p/>
        </draw:line>
        <draw:line draw:style-name="gr14" draw:text-style-name="P1" draw:layer="layout" svg:x1="6.227cm" svg:y1="20.666cm" svg:x2="6.694cm" svg:y2="20.679cm">
          <text:p/>
        </draw:line>
        <draw:custom-shape draw:style-name="gr27" draw:text-style-name="P11" draw:layer="layout" svg:width="0.212cm" svg:height="0.222cm" svg:x="3.038cm" svg:y="17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12cm" svg:height="0.222cm" svg:x="3.055cm" svg:y="2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12cm" svg:height="0.222cm" svg:x="6.582cm" svg:y="1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12cm" svg:height="0.222cm" svg:x="6.583cm" svg:y="2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5cm" svg:height="1.145cm" svg:x="6.223cm" svg:y="19.337cm">
          <text:p text:style-name="P6"><text:span text:style-name="T2">y</text:span><text:span text:style-name="T1">1</text:span><text:span text:style-name="T2">(</text:span><text:span text:style-name="T2">t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995cm" svg:y1="18.355cm" svg:x2="13.617cm" svg:y2="18.355cm">
          <text:p/>
        </draw:line>
        <draw:line draw:style-name="gr12" draw:text-style-name="P5" draw:layer="layout" svg:x1="13.617cm" svg:y1="17.973cm" svg:x2="13.617cm" svg:y2="18.737cm">
          <text:p/>
        </draw:line>
        <draw:line draw:style-name="gr12" draw:text-style-name="P5" draw:layer="layout" svg:x1="13.773cm" svg:y1="17.973cm" svg:x2="13.773cm" svg:y2="18.737cm">
          <text:p/>
        </draw:line>
        <draw:line draw:style-name="gr12" draw:text-style-name="P5" draw:layer="layout" svg:x1="14.395cm" svg:y1="18.355cm" svg:x2="13.773cm" svg:y2="18.355cm">
          <text:p/>
        </draw:line>
        <draw:ellipse draw:style-name="gr13" draw:text-style-name="P6" draw:layer="layout" svg:width="0.297cm" svg:height="0.232cm" svg:x="13.25cm" svg:y="17.082cm" draw:kind="arc" draw:start-angle="354.41" draw:end-angle="180.63">
          <text:p/>
        </draw:ellipse>
        <draw:ellipse draw:style-name="gr13" draw:text-style-name="P6" draw:layer="layout" svg:width="0.297cm" svg:height="0.232cm" svg:x="13.844cm" svg:y="17.082cm" draw:kind="arc" draw:start-angle="354.41" draw:end-angle="180.63">
          <text:p/>
        </draw:ellipse>
        <draw:ellipse draw:style-name="gr13" draw:text-style-name="P6" draw:layer="layout" svg:width="0.297cm" svg:height="0.232cm" svg:x="13.547cm" svg:y="17.082cm" draw:kind="arc" draw:start-angle="354.41" draw:end-angle="180.63">
          <text:p/>
        </draw:ellipse>
        <draw:line draw:style-name="gr14" draw:text-style-name="P5" draw:layer="layout" svg:x1="14.141cm" svg:y1="17.21cm" svg:x2="14.396cm" svg:y2="17.21cm">
          <text:p/>
        </draw:line>
        <draw:line draw:style-name="gr14" draw:text-style-name="P5" draw:layer="layout" svg:x1="13.25cm" svg:y1="17.21cm" svg:x2="12.868cm" svg:y2="17.21cm">
          <text:p/>
        </draw:line>
        <draw:line draw:style-name="gr14" draw:text-style-name="P5" draw:layer="layout" svg:x1="12.995cm" svg:y1="18.355cm" svg:x2="12.868cm" svg:y2="18.355cm">
          <text:p/>
        </draw:line>
        <draw:line draw:style-name="gr14" draw:text-style-name="P5" draw:layer="layout" svg:x1="12.868cm" svg:y1="17.21cm" svg:x2="12.868cm" svg:y2="18.355cm">
          <text:p/>
        </draw:line>
        <draw:line draw:style-name="gr14" draw:text-style-name="P5" draw:layer="layout" svg:x1="12.105cm" svg:y1="17.719cm" svg:x2="12.868cm" svg:y2="17.719cm">
          <text:p/>
        </draw:line>
        <draw:line draw:style-name="gr14" draw:text-style-name="P5" draw:layer="layout" svg:x1="14.395cm" svg:y1="18.355cm" svg:x2="14.395cm" svg:y2="17.21cm">
          <text:p/>
        </draw:line>
        <draw:line draw:style-name="gr14" draw:text-style-name="P5" draw:layer="layout" svg:x1="14.396cm" svg:y1="17.719cm" svg:x2="15.159cm" svg:y2="17.719cm">
          <text:p/>
        </draw:line>
        <draw:line draw:style-name="gr14" draw:text-style-name="P5" draw:layer="layout" svg:x1="15.159cm" svg:y1="17.719cm" svg:x2="15.159cm" svg:y2="19.119cm">
          <text:p/>
        </draw:line>
        <draw:line draw:style-name="gr14" draw:text-style-name="P5" draw:layer="layout" svg:x1="15.159cm" svg:y1="20.646cm" svg:x2="12.104cm" svg:y2="20.646cm">
          <text:p/>
        </draw:line>
        <draw:line draw:style-name="gr12" draw:text-style-name="P5" draw:layer="layout" svg:x1="15.159cm" svg:y1="19.119cm" svg:x2="15.159cm" svg:y2="19.501cm">
          <text:p/>
        </draw:line>
        <draw:line draw:style-name="gr12" draw:text-style-name="P5" draw:layer="layout" svg:x1="15.287cm" svg:y1="19.501cm" svg:x2="15.032cm" svg:y2="19.501cm">
          <text:p/>
        </draw:line>
        <draw:line draw:style-name="gr12" draw:text-style-name="P5" draw:layer="layout" svg:x1="15.032cm" svg:y1="19.501cm" svg:x2="15.032cm" svg:y2="20.265cm">
          <text:p/>
        </draw:line>
        <draw:line draw:style-name="gr12" draw:text-style-name="P5" draw:layer="layout" svg:x1="15.286cm" svg:y1="19.501cm" svg:x2="15.286cm" svg:y2="20.265cm">
          <text:p/>
        </draw:line>
        <draw:line draw:style-name="gr12" draw:text-style-name="P5" draw:layer="layout" svg:x1="15.032cm" svg:y1="20.264cm" svg:x2="15.287cm" svg:y2="20.264cm">
          <text:p/>
        </draw:line>
        <draw:line draw:style-name="gr12" draw:text-style-name="P5" draw:layer="layout" svg:x1="15.159cm" svg:y1="20.264cm" svg:x2="15.159cm" svg:y2="20.646cm">
          <text:p/>
        </draw:line>
        <draw:custom-shape draw:style-name="gr15" draw:text-style-name="P7" draw:layer="layout" svg:width="0.128cm" svg:height="0.127cm" svg:x="12.05cm" svg:y="1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27cm" svg:height="0.127cm" svg:x="12.051cm" svg:y="2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245cm" svg:height="1.145cm" svg:x="11.723cm" svg:y="18.737cm">
          <text:p text:style-name="P6"><text:span text:style-name="T2">x</text:span><text:span text:style-name="T1">2</text:span><text:span text:style-name="T2">(t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1.468cm" svg:y="17.592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1.468cm" svg:y="19.501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303cm" svg:height="0.461cm" svg:x="13.915cm" svg:y="19.709cm">
          <text:p text:style-name="P6"><text:span text:style-name="T4">1</text:span><text:span text:style-name="T4">k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5.685cm" svg:y1="19.178cm" svg:x2="15.159cm" svg:y2="19.178cm">
          <text:p/>
        </draw:line>
        <draw:line draw:style-name="gr14" draw:text-style-name="P5" draw:layer="layout" svg:x1="15.159cm" svg:y1="20.578cm" svg:x2="15.159cm" svg:y2="21.469cm">
          <text:p/>
        </draw:line>
        <draw:line draw:style-name="gr14" draw:text-style-name="P5" draw:layer="layout" svg:x1="15.159cm" svg:y1="21.469cm" svg:x2="15.159cm" svg:y2="21.978cm">
          <text:p/>
        </draw:line>
        <draw:line draw:style-name="gr14" draw:text-style-name="P5" draw:layer="layout" svg:x1="15.032cm" svg:y1="21.978cm" svg:x2="15.287cm" svg:y2="21.978cm">
          <text:p/>
        </draw:line>
        <draw:line draw:style-name="gr14" draw:text-style-name="P5" draw:layer="layout" svg:x1="14.904cm" svg:y1="22.105cm" svg:x2="15.413cm" svg:y2="22.105cm">
          <text:p/>
        </draw:line>
        <draw:line draw:style-name="gr14" draw:text-style-name="P5" draw:layer="layout" svg:x1="14.778cm" svg:y1="21.978cm" svg:x2="15.541cm" svg:y2="21.978cm">
          <text:p/>
        </draw:line>
        <draw:line draw:style-name="gr14" draw:text-style-name="P5" draw:layer="layout" svg:x1="15.032cm" svg:y1="22.232cm" svg:x2="15.287cm" svg:y2="22.232cm">
          <text:p/>
        </draw:line>
        <draw:line draw:style-name="gr14" draw:text-style-name="P1" draw:layer="layout" svg:x1="15.124cm" svg:y1="20.658cm" svg:x2="15.674cm" svg:y2="20.663cm">
          <text:p/>
        </draw:line>
        <draw:custom-shape draw:style-name="gr27" draw:text-style-name="P11" draw:layer="layout" svg:width="0.212cm" svg:height="0.222cm" svg:x="12.03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12cm" svg:height="0.222cm" svg:x="12.055cm" svg:y="2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12cm" svg:height="0.222cm" svg:x="15.582cm" svg:y="1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0.212cm" svg:height="0.222cm" svg:x="15.583cm" svg:y="20.5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5" draw:layer="layout" svg:width="1.245cm" svg:height="1.145cm" svg:x="15.223cm" svg:y="19.314cm">
          <text:p text:style-name="P6"><text:span text:style-name="T2">y</text:span><text:span text:style-name="T1">2</text:span><text:span text:style-name="T2">(t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6.718cm" svg:y1="19.232cm" svg:x2="8.218cm" svg:y2="19.232cm">
          <text:p/>
        </draw:line>
        <draw:line draw:style-name="gr14" draw:text-style-name="P1" draw:layer="layout" svg:x1="10.742cm" svg:y1="19.608cm" svg:x2="10.718cm" svg:y2="17.732cm">
          <text:p/>
        </draw:line>
        <draw:line draw:style-name="gr14" draw:text-style-name="P1" draw:layer="layout" svg:x1="12.124cm" svg:y1="17.741cm" svg:x2="10.684cm" svg:y2="17.741cm">
          <text:p/>
        </draw:line>
        <draw:ellipse draw:style-name="gr29" draw:text-style-name="P3" draw:layer="layout" svg:width="0.292cm" svg:height="0.488cm" svg:x="8.95cm" svg:y="20.393cm" draw:kind="arc" draw:start-angle="275.25" draw:end-angle="100.57">
          <text:p/>
        </draw:ellipse>
        <draw:line draw:style-name="gr14" draw:text-style-name="P1" draw:layer="layout" svg:x1="9.109cm" svg:y1="21.759cm" svg:x2="9.109cm" svg:y2="20.877cm">
          <text:p/>
        </draw:line>
        <draw:custom-shape draw:style-name="gr17" draw:text-style-name="P5" draw:layer="layout" svg:width="1.273cm" svg:height="1.145cm" svg:x="6.112cm" svg:y="19.76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5.036cm" svg:y="19.789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6.1cm" svg:y="19.034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2.468cm" svg:y="17.615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3cm" svg:height="1.145cm" svg:x="15.048cm" svg:y="19.046cm">
          <text:p text:style-name="P6">+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4.844cm" svg:y1="18cm" svg:x2="4.844cm" svg:y2="18.764cm">
          <text:p/>
        </draw:line>
        <draw:line draw:style-name="gr12" draw:text-style-name="P5" draw:layer="layout" svg:x1="5cm" svg:y1="18cm" svg:x2="5cm" svg:y2="18.764cm">
          <text:p/>
        </draw:line>
        <draw:custom-shape draw:style-name="gr20" draw:text-style-name="P9" draw:layer="layout" svg:width="1.257cm" svg:height="0.461cm" svg:x="4.493cm" svg:y="18.75cm">
          <text:p text:style-name="P8"><text:span text:style-name="T4">1μF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008cm" svg:y1="18.373cm" svg:x2="4.258cm" svg:y2="18.373cm">
          <text:p/>
        </draw:line>
        <draw:line draw:style-name="gr14" draw:text-style-name="P1" draw:layer="layout" svg:x1="4.384cm" svg:y1="18.382cm" svg:x2="4.799cm" svg:y2="18.382cm">
          <text:p/>
        </draw:line>
        <draw:line draw:style-name="gr14" draw:text-style-name="P1" draw:layer="layout" svg:x1="5.006cm" svg:y1="18.372cm" svg:x2="5.385cm" svg:y2="18.372cm">
          <text:p/>
        </draw:line>
        <draw:custom-shape draw:style-name="gr30" draw:text-style-name="P9" draw:layer="layout" svg:width="1.661cm" svg:height="0.461cm" svg:x="12.9cm" svg:y="18.734cm">
          <text:p text:style-name="P8"><text:span text:style-name="T4">474nF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641cm" svg:height="0.461cm" svg:x="12.878cm" svg:y="16.477cm">
          <text:p text:style-name="P6"><text:span text:style-name="T3">0.105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6:18:24.349076942</meta:creation-date>
    <dc:date>2025-03-09T16:26:13.001051573</dc:date>
    <meta:editing-duration>PT7M49S</meta:editing-duration>
    <meta:editing-cycles>1</meta:editing-cycles>
    <meta:document-statistic meta:object-count="148"/>
    <meta:generator>LibreOffice/24.2.7.2$Linux_X86_64 LibreOffice_project/420$Build-2</meta:generator>
  </office:meta>
</office:document-meta>
</file>